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42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2.372cm"/>
    </style:style>
    <style:style style:name="co4" style:family="table-column">
      <style:table-column-properties fo:break-before="auto" style:column-width="11.41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4.232cm"/>
    </style:style>
    <style:style style:name="co10" style:family="table-column">
      <style:table-column-properties fo:break-before="auto" style:column-width="2.581cm"/>
    </style:style>
    <style:style style:name="co11" style:family="table-column">
      <style:table-column-properties fo:break-before="auto" style:column-width="2.145cm"/>
    </style:style>
    <style:style style:name="co12" style:family="table-column">
      <style:table-column-properties fo:break-before="auto" style:column-width="9.64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croboard-rev1" table:style-name="ta1"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visibility="collapse" table:default-cell-style-name="ce6"/>
        <table:table-column table:style-name="co5" table:default-cell-style-name="ce6"/>
        <table:table-column table:style-name="co6" table:visibility="collapse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2" table:default-cell-style-name="Default"/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atashee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DNP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Line cost</text:p>
          </table:table-cell>
          <table:table-cell table:style-name="ce5" office:value-type="string" calcext:value-type="string">
            <text:p>MPN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Order code</text:p>
          </table:table-cell>
          <table:table-cell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Cap_Dis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G2]*[.E2]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,D2,D3,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LED_D5.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77" calcext:value-type="float">
            <text:p>0.077</text:p>
          </table:table-cell>
          <table:table-cell table:formula="of:=[.G3]*[.E3]" office:value-type="float" office:value="0.308" calcext:value-type="float">
            <text:p>0.308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4-WP7113ID</text:p>
          </table:table-cell>
          <table:table-cell/>
        </table:table-row>
        <table:table-row table:style-name="ro1">
          <table:table-cell office:value-type="string" calcext:value-type="string">
            <text:p>Q1,Q2,Q3,Q4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https://diotec.com/request/datasheet/2n7000.pdf</text:p>
          </table:table-cell>
          <table:table-cell office:value-type="string" calcext:value-type="string">
            <text:p>LiveWires:LW_TO-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32" calcext:value-type="float">
            <text:p>0.232</text:p>
          </table:table-cell>
          <table:table-cell table:formula="of:=[.G4]*[.E4]" office:value-type="float" office:value="0.928" calcext:value-type="float">
            <text:p>0.928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Diote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37-2N7000</text:p>
          </table:table-cell>
          <table:table-cell/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G5]*[.E5]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,R6,R7,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G6]*[.E6]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1,SW2,SW3,SW4,SW5,SW6,SW7,SW8,SW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keychron.uk/products/kailh-switch-set?variant=43373899579562</text:p>
          </table:table-cell>
          <table:table-cell office:value-type="string" calcext:value-type="string">
            <text:p>LiveWires:LW_CherrySwitch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G7]*[.E7]" office:value-type="float" office:value="1.62" calcext:value-type="float">
            <text:p>1.62</text:p>
          </table:table-cell>
          <table:table-cell office:value-type="string" calcext:value-type="string">
            <text:p>Blue switch</text:p>
          </table:table-cell>
          <table:table-cell office:value-type="string" calcext:value-type="string">
            <text:p>Kailh</text:p>
          </table:table-cell>
          <table:table-cell office:value-type="string" calcext:value-type="string">
            <text:p>Keychron</text:p>
          </table:table-cell>
          <table:table-cell office:value-type="string" calcext:value-type="string">
            <text:p>G80</text:p>
          </table:table-cell>
          <table:table-cell/>
        </table:table-row>
        <table:table-row table:style-name="ro1">
          <table:table-cell office:value-type="string" calcext:value-type="string">
            <text:p>SW10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RotaryEncoder_Bourns_Vertical_PEC12R-3x17F-Sx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2" calcext:value-type="float">
            <text:p>1.22</text:p>
          </table:table-cell>
          <table:table-cell table:formula="of:=[.G8]*[.E8]" office:value-type="float" office:value="1.22" calcext:value-type="float">
            <text:p>1.22</text:p>
          </table:table-cell>
          <table:table-cell office:value-type="string" calcext:value-type="string">
            <text:p><text:s/>PEC12R-4215F-S0024 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PEC12R-4215F-S2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o</text:p>
          </table:table-cell>
          <table:table-cell/>
          <table:table-cell office:value-type="string" calcext:value-type="string">
            <text:p>LiveWires:LW_RPi_Pico_SMD_T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[.G9]*[.E9]" office:value-type="float" office:value="3.8" calcext:value-type="float">
            <text:p>3.8</text:p>
          </table:table-cell>
          <table:table-cell office:value-type="string" calcext:value-type="string">
            <text:p>Pi Pico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Pi Hut</text:p>
          </table:table-cell>
          <table:table-cell office:value-type="string" calcext:value-type="string">
            <text:p>SC0915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DOB128032GV-WI</text:p>
          </table:table-cell>
          <table:table-cell/>
          <table:table-cell office:value-type="string" calcext:value-type="string">
            <text:p>LiveWires:LW_MIDAS_OLED_128x32_0.91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12" calcext:value-type="float">
            <text:p>7.12</text:p>
          </table:table-cell>
          <table:table-cell table:formula="of:=[.G10]*[.E10]" office:value-type="float" office:value="7.12" calcext:value-type="float">
            <text:p>7.12</text:p>
          </table:table-cell>
          <table:table-cell office:value-type="string" calcext:value-type="string">
            <text:p>MDOB128032GV-WI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54-35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-pin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352" calcext:value-type="float">
            <text:p>0.352</text:p>
          </table:table-cell>
          <table:table-cell table:formula="of:=[.G11]*[.E11]" office:value-type="float" office:value="0.352" calcext:value-type="float">
            <text:p>0.352</text:p>
          </table:table-cell>
          <table:table-cell office:value-type="float" office:value="61300411821" calcext:value-type="float">
            <text:p>6130041182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613004118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pin hea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G12]*[.E12]" office:value-type="float" office:value="0.44" calcext:value-type="float">
            <text:p>0.44</text:p>
          </table:table-cell>
          <table:table-cell office:value-type="string" calcext:value-type="string">
            <text:p>PH1-20-UA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37-PH1-20-U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pin socke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.83" calcext:value-type="float">
            <text:p>0.83</text:p>
          </table:table-cell>
          <table:table-cell table:formula="of:=[.G13]*[.E13]" office:value-type="float" office:value="1.66" calcext:value-type="float">
            <text:p>1.66</text:p>
          </table:table-cell>
          <table:table-cell office:value-type="float" office:value="61302011821" calcext:value-type="float">
            <text:p>6130201182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613020118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 ca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G14]*[.E14]" office:value-type="float" office:value="1.44" calcext:value-type="float">
            <text:p>1.4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i Express</text:p>
          </table:table-cell>
          <table:table-cell office:value-type="string" calcext:value-type="string">
            <text:p>https://www.aliexpress.com/item/1005004702725486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tary dial c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[.G15]*[.E15]" office:value-type="float" office:value="0.59" calcext:value-type="float">
            <text:p>0.59</text:p>
          </table:table-cell>
          <table:table-cell office:value-type="string" calcext:value-type="string">
            <text:p>K70105</text:p>
          </table:table-cell>
          <table:table-cell office:value-type="string" calcext:value-type="string">
            <text:p>Sifa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70-77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bber fee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14.71/144" office:value-type="float" office:value="0.102152777777778" calcext:value-type="float">
            <text:p>0.102152777777778</text:p>
          </table:table-cell>
          <table:table-cell table:formula="of:=[.G16]*[.E16]" office:value-type="float" office:value="0.408611111111111" calcext:value-type="float">
            <text:p>0.408611111111111</text:p>
          </table:table-cell>
          <table:table-cell office:value-type="string" calcext:value-type="string">
            <text:p>SJ5382-TRANSP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03-240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17]*[.E17]" office:value-type="float" office:value="2" calcext:value-type="float">
            <text:p>2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JLCPCB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7T14:56:44.161145010</dc:date>
    <meta:editing-duration>PT58M45S</meta:editing-duration>
    <meta:editing-cycles>4</meta:editing-cycles>
    <meta:generator>LibreOffice/7.0.4.2$Linux_X86_64 LibreOffice_project/00$Build-2</meta:generator>
    <meta:document-statistic meta:table-count="1" meta:cell-count="151" meta:object-count="0"/>
  </office:meta>
</office:document-meta>
</file>